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omente_20_título-title">
      <style:graphic-properties draw:stroke="none" svg:stroke-width="0cm" draw:fill="solid" draw:fill-color="#00000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omente_20_título-notes">
      <style:graphic-properties draw:fill-color="#ffffff" fo:min-height="13.364cm"/>
    </style:style>
    <style:style style:name="pr3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de Ser Hoje&#10;Damares" draw:style-name="dp1" draw:master-page-name="Somente_20_título" presentation:presentation-page-layout-name="AL1T19">
        <office:forms form:automatic-focus="false" form:apply-design-mode="false"/>
        <draw:frame draw:name="Título 4" presentation:style-name="pr1" draw:text-style-name="P2" draw:layer="layout" svg:width="23.256cm" svg:height="17.859cm" svg:x="0.992cm" svg:y="0.595cm" presentation:class="title" presentation:user-transformed="true">
          <draw:text-box>
            <text:p text:style-name="P1"><text:span text:style-name="T1">Pode Ser Hoje</text:span><text:span text:style-name="T1"><text:line-break/></text:span><text:span text:style-name="T2">Dam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1T19">
        <draw:frame draw:name="Título 1" presentation:style-name="pr3" draw:text-style-name="P4" draw:layer="layout" svg:width="24.605cm" svg:height="18.057cm" svg:x="0.397cm" svg:y="0.397cm" presentation:class="title" presentation:user-transformed="true">
          <draw:text-box>
            <text:p text:style-name="P1"><text:span text:style-name="T3">Para a igreja era apenas mais um culto normal</text:span><text:span text:style-name="T3"><text:line-break/></text:span><text:span text:style-name="T3">Para as irmãs que iam orar, era apenas mais uma oração</text:span><text:span text:style-name="T3"><text:line-break/></text:span><text:span text:style-name="T3">E para os jovens que ensaiaram para cantar no conjunto</text:span><text:span text:style-name="T3"><text:line-break/></text:span><text:span text:style-name="T3">Era mais um louvor em que sentiam a unção do Espírito Sa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1T19">
        <draw:frame draw:name="Título 1" presentation:style-name="pr3" draw:text-style-name="P4" draw:layer="layout" svg:width="23.613cm" svg:height="18.057cm" svg:x="0.794cm" svg:y="0.397cm" presentation:class="title" presentation:user-transformed="true">
          <draw:text-box>
            <text:p text:style-name="P1"><text:span text:style-name="T3">Para o pastor era mais um sermão</text:span><text:span text:style-name="T3"><text:line-break/></text:span><text:span text:style-name="T3">Para as crianças era mais uma vez, na <text:s/>escolinha iam aprender a lição</text:span><text:span text:style-name="T3"><text:line-break/></text:span><text:span text:style-name="T3">E para o pregador que foi convidado pra pregar</text:span><text:span text:style-name="T3"><text:line-break/></text:span><text:span text:style-name="T3">E para o cantor que foi convidado pra can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1T19">
        <draw:frame draw:name="Título 1" presentation:style-name="pr3" draw:text-style-name="P4" draw:layer="layout" svg:width="23.415cm" svg:height="17.691cm" svg:x="0.992cm" svg:y="0.763cm" presentation:class="title" presentation:user-transformed="true">
          <draw:text-box>
            <text:p text:style-name="P1"><text:span text:style-name="T3">Era mais uma vez, era apenas mais um louvor, era mais um dia de adoração</text:span><text:span text:style-name="T3"><text:line-break/></text:span><text:span text:style-name="T3">Mas lá em cima algo acontecia, o céu estava em movimento</text:span><text:span text:style-name="T3"><text:line-break/></text:span><text:span text:style-name="T3">Pois na ordem de Deus, aquele culto não termina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1T19">
        <draw:frame draw:name="Título 1" presentation:style-name="pr3" draw:text-style-name="P4" draw:layer="layout" svg:width="24.209cm" svg:height="18.057cm" svg:x="0.595cm" svg:y="0.397cm" presentation:class="title" presentation:user-transformed="true">
          <draw:text-box>
            <text:p text:style-name="P1"><text:span text:style-name="T3">Pode ser hoje o seu último culto, adore</text:span><text:span text:style-name="T3"><text:line-break/></text:span><text:span text:style-name="T3">Pode ser hoje a última vez que você canta no <text:s/>coral</text:span><text:span text:style-name="T3"><text:line-break/></text:span><text:span text:style-name="T3">Pode ser hoje a sua última oração, então ore</text:span><text:span text:style-name="T3"><text:line-break/></text:span><text:span text:style-name="T3">Pode ser hoje sua última pregação, então pregue com a al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1T19">
        <draw:frame draw:name="Título 1" presentation:style-name="pr3" draw:text-style-name="P4" draw:layer="layout" svg:width="24.407cm" svg:height="18.057cm" svg:x="0.595cm" svg:y="0.397cm" presentation:class="title" presentation:user-transformed="true">
          <draw:text-box>
            <text:p text:style-name="P1"><text:span text:style-name="T3">Pode ser hoje, então chore, adore, clame, exalte, pule e grite</text:span><text:span text:style-name="T3"><text:line-break/></text:span><text:span text:style-name="T3">Pode ser hoje, canta, prega, ora, fala em mistério e profetize</text:span><text:span text:style-name="T3"><text:line-break/></text:span><text:span text:style-name="T3">Pode ser hoje, se levanta, corra em busca das almas perdidas</text:span><text:span text:style-name="T3"><text:line-break/></text:span><text:span text:style-name="T3">Pode ser hoje o último dia que a igreja aqui na terra esteja reun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1T19">
        <draw:frame draw:name="Título 1" presentation:style-name="pr3" draw:text-style-name="P4" draw:layer="layout" svg:width="24.209cm" svg:height="17.691cm" svg:x="0.595cm" svg:y="0.763cm" presentation:class="title" presentation:user-transformed="true">
          <draw:text-box>
            <text:p text:style-name="P1"><text:span text:style-name="T3">Hoje ninguém me segura, porque eu vou louvar</text:span><text:span text:style-name="T3"><text:line-break/></text:span><text:span text:style-name="T3">Como nunca cantei, cada louvor quero cantar</text:span><text:span text:style-name="T3"><text:line-break/></text:span><text:span text:style-name="T3">Saiam da frente impedimentos e barreiras, porque vou adorar</text:span><text:span text:style-name="T3"><text:line-break/></text:span><text:span text:style-name="T3">E mais unção pra minha vida Deus vai man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mente_20_título" presentation:presentation-page-layout-name="AL1T19">
        <draw:frame draw:name="Título 1" presentation:style-name="pr3" draw:text-style-name="P4" draw:layer="layout" svg:width="23.812cm" svg:height="17.859cm" svg:x="0.595cm" svg:y="0.595cm" presentation:class="title" presentation:user-transformed="true">
          <draw:text-box>
            <text:p text:style-name="P1"><text:span text:style-name="T3">Era mais uma vez, era apenas mais um louvor, era mais um dia de adoração</text:span><text:span text:style-name="T3"><text:line-break/></text:span><text:span text:style-name="T3">Mas lá em cima algo acontecia, o céu estava em movimento</text:span><text:span text:style-name="T3"><text:line-break/></text:span><text:span text:style-name="T3">Pois na ordem de Deus, aquele culto não termina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mente_20_título" presentation:presentation-page-layout-name="AL1T19">
        <draw:frame draw:name="Título 1" presentation:style-name="pr3" draw:text-style-name="P4" draw:layer="layout" svg:width="24.209cm" svg:height="17.859cm" svg:x="0.397cm" svg:y="0.595cm" presentation:class="title" presentation:user-transformed="true">
          <draw:text-box>
            <text:p text:style-name="P1"><text:span text:style-name="T3">Pode ser hoje o seu último culto, adore</text:span><text:span text:style-name="T3"><text:line-break/></text:span><text:span text:style-name="T3">Pode ser hoje a última vez que você canta no <text:s/>coral</text:span><text:span text:style-name="T3"><text:line-break/></text:span><text:span text:style-name="T3">Pode ser hoje a sua última oração, então ore</text:span><text:span text:style-name="T3"><text:line-break/></text:span><text:span text:style-name="T3">Pode ser hoje sua última pregação, então pregue com a al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mente_20_título" presentation:presentation-page-layout-name="AL1T19">
        <draw:frame draw:name="Título 1" presentation:style-name="pr3" draw:text-style-name="P4" draw:layer="layout" svg:width="24.209cm" svg:height="17.859cm" svg:x="0.595cm" svg:y="0.595cm" presentation:class="title" presentation:user-transformed="true">
          <draw:text-box>
            <text:p text:style-name="P1"><text:span text:style-name="T3">Pode ser hoje, então chore, adore, clame, exalte, pule e grite</text:span><text:span text:style-name="T3"><text:line-break/></text:span><text:span text:style-name="T3">Pode ser hoje, canta, prega, ora, fala em mistério e profetize</text:span><text:span text:style-name="T3"><text:line-break/></text:span><text:span text:style-name="T3">Pode ser hoje, se levanta, corra em busca das almas perdidas</text:span><text:span text:style-name="T3"><text:line-break/></text:span><text:span text:style-name="T3">Pode ser hoje o último dia que a igreja aqui na terra esteja reun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mente_20_título" presentation:presentation-page-layout-name="AL1T19">
        <draw:frame draw:name="Título 1" presentation:style-name="pr3" draw:text-style-name="P4" draw:layer="layout" svg:width="24.605cm" svg:height="18.057cm" svg:x="0.397cm" svg:y="0.397cm" presentation:class="title" presentation:user-transformed="true">
          <draw:text-box>
            <text:p text:style-name="P1"><text:span text:style-name="T3">Hoje ninguém me segura, porque</text:span><text:span text:style-name="T3"><text:line-break/></text:span><text:span text:style-name="T3"> eu vou louvar</text:span><text:span text:style-name="T3"><text:line-break/></text:span><text:span text:style-name="T3">Como nunca cantei, cada louvor quero cantar</text:span><text:span text:style-name="T3"><text:line-break/></text:span><text:span text:style-name="T3">Saiam da frente impedimentos e barreiras, porque vou adorar</text:span><text:span text:style-name="T3"><text:line-break/></text:span><text:span text:style-name="T3">E mais unção pra minha vida Deus </text:span><text:span text:style-name="T3"><text:line-break/></text:span><text:span text:style-name="T3">vai man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mente_20_título" presentation:presentation-page-layout-name="AL1T19">
        <draw:frame draw:name="Título 1" presentation:style-name="pr3" draw:text-style-name="P4" draw:layer="layout" svg:width="23.415cm" svg:height="17.691cm" svg:x="0.992cm" svg:y="0.763cm" presentation:class="title" presentation:user-transformed="true">
          <draw:text-box>
            <text:p text:style-name="P1"><text:span text:style-name="T3">Pode ser hoje, pode ser hoje o arrebatamento </text:span><text:span text:style-name="T3"><text:line-break/></text:span><text:span text:style-name="T3">Pode ser hoje, clame, exalte, pule e grite</text:span><text:span text:style-name="T3"><text:line-break/></text:span><text:span text:style-name="T3">Pode ser hoje, canta, prega, ore e celebre</text:span><text:span text:style-name="T3"><text:line-break/></text:span><text:span text:style-name="T3">Pode ser hoje, louve</text:span><text:span text:style-name="T3"><text:line-break/></text:span><text:span text:style-name="T3">Pode ser hoj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1">11/02/17</text:date></text:span></text:p>
        </draw:text-box>
      </draw:frame>
      <draw:frame draw:name="Espaço Reservado para Rodapé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de Ser Hoje Damares</dc:title>
    <meta:initial-creator>IVANILTO</meta:initial-creator>
    <dc:creator>IVANILTO</dc:creator>
    <meta:editing-cycles>3</meta:editing-cycles>
    <meta:creation-date>2017-02-10T19:49:34</meta:creation-date>
    <dc:date>2017-02-10T20:18:04</dc:date>
    <meta:editing-duration>PT28M</meta:editing-duration>
    <meta:generator>LibreOffice/5.2.5.1$Linux_X86_64 LibreOffice_project/20m0$Build-1</meta:generator>
    <meta:document-statistic meta:object-count="5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